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f8e1" officeooo:paragraph-rsid="0004f8e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0bb65c" officeooo:paragraph-rsid="000bb65c"/>
    </style:style>
    <style:style style:name="P3" style:family="paragraph" style:parent-style-name="Standard">
      <style:text-properties style:text-underline-style="solid" style:text-underline-width="auto" style:text-underline-color="font-color" officeooo:rsid="000ce300" officeooo:paragraph-rsid="000ce300"/>
    </style:style>
    <style:style style:name="P4" style:family="paragraph" style:parent-style-name="Standard">
      <style:text-properties style:text-underline-style="none" officeooo:rsid="0004b0b6" officeooo:paragraph-rsid="0004b0b6"/>
    </style:style>
    <style:style style:name="P5" style:family="paragraph" style:parent-style-name="Standard">
      <style:text-properties style:text-underline-style="none" officeooo:rsid="00089f01" officeooo:paragraph-rsid="00089f01"/>
    </style:style>
    <style:style style:name="P6" style:family="paragraph" style:parent-style-name="Standard">
      <style:text-properties style:text-underline-style="none" officeooo:rsid="0009db28" officeooo:paragraph-rsid="0009db28"/>
    </style:style>
    <style:style style:name="P7" style:family="paragraph" style:parent-style-name="Standard">
      <style:text-properties style:text-underline-style="none" officeooo:rsid="000bb65c" officeooo:paragraph-rsid="000bb65c"/>
    </style:style>
    <style:style style:name="P8" style:family="paragraph" style:parent-style-name="Standard">
      <style:text-properties style:text-underline-style="none" officeooo:rsid="000ce300" officeooo:paragraph-rsid="000ce300"/>
    </style:style>
    <style:style style:name="P9" style:family="paragraph" style:parent-style-name="Standard">
      <style:text-properties style:text-underline-style="none" fo:font-weight="bold" officeooo:rsid="000bb65c" officeooo:paragraph-rsid="000bb65c" style:font-weight-asian="bold" style:font-weight-complex="bold"/>
    </style:style>
    <style:style style:name="P10" style:family="paragraph" style:parent-style-name="Standard">
      <style:text-properties style:text-underline-style="none" officeooo:rsid="000dfbcf" officeooo:paragraph-rsid="000dfbcf"/>
    </style:style>
    <style:style style:name="P11" style:family="paragraph" style:parent-style-name="Standard">
      <style:text-properties fo:font-weight="bold" officeooo:rsid="0004b0b6" officeooo:paragraph-rsid="0004b0b6" style:font-weight-asian="bold" style:font-weight-complex="bold"/>
    </style:style>
    <style:style style:name="P12" style:family="paragraph" style:parent-style-name="Standard">
      <style:text-properties fo:font-weight="bold" officeooo:rsid="00089f01" officeooo:paragraph-rsid="00089f01" style:font-weight-asian="bold" style:font-weight-complex="bold"/>
    </style:style>
    <style:style style:name="P13" style:family="paragraph" style:parent-style-name="Standard">
      <style:text-properties fo:font-weight="normal" officeooo:rsid="0004f8e1" officeooo:paragraph-rsid="0004f8e1" style:font-weight-asian="normal" style:font-weight-complex="normal"/>
    </style:style>
    <style:style style:name="P14" style:family="paragraph" style:parent-style-name="Standard">
      <style:text-properties fo:font-weight="normal" officeooo:rsid="000687e3" officeooo:paragraph-rsid="000687e3" style:font-weight-asian="normal" style:font-weight-complex="normal"/>
    </style:style>
    <style:style style:name="P15" style:family="paragraph" style:parent-style-name="Standard">
      <style:text-properties fo:font-weight="normal" officeooo:rsid="00089f01" officeooo:paragraph-rsid="00089f01" style:font-weight-asian="normal" style:font-weight-complex="normal"/>
    </style:style>
    <style:style style:name="P16" style:family="paragraph" style:parent-style-name="Standard">
      <style:text-properties style:text-underline-style="none" officeooo:rsid="000dfbcf" officeooo:paragraph-rsid="000dfbcf"/>
    </style:style>
    <style:style style:name="P17" style:family="paragraph" style:parent-style-name="Standard">
      <style:text-properties style:text-underline-style="none" officeooo:rsid="0010ddde" officeooo:paragraph-rsid="0010ddde"/>
    </style:style>
    <style:style style:name="P18" style:family="paragraph" style:parent-style-name="Standard">
      <style:text-properties style:text-underline-style="none" fo:font-weight="bold" officeooo:rsid="0010ddde" officeooo:paragraph-rsid="0010ddd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0eeb8" officeooo:paragraph-rsid="0010eeb8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1a888" officeooo:paragraph-rsid="0011a888" style:font-weight-asian="bold" style:font-weight-complex="bold"/>
    </style:style>
    <style:style style:name="P21" style:family="paragraph" style:parent-style-name="Standard">
      <style:text-properties style:text-underline-style="none" officeooo:rsid="0010eeb8" officeooo:paragraph-rsid="0010eeb8"/>
    </style:style>
    <style:style style:name="P22" style:family="paragraph" style:parent-style-name="Standard">
      <style:text-properties style:text-underline-style="none" officeooo:rsid="0011a888" officeooo:paragraph-rsid="0011a888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dfbcf" officeooo:paragraph-rsid="000dfbcf" style:font-weight-asian="bold" style:font-weight-complex="bold"/>
    </style:style>
    <style:style style:name="T1" style:family="text">
      <style:text-properties officeooo:rsid="0012925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 CSS</text:p>
      <text:p text:style-name="P11"/>
      <text:p text:style-name="P11">4.1 ¿Qué es CSS?</text:p>
      <text:p text:style-name="P13"/>
      <text:p text:style-name="P13">Cascade Style sheets. Hoja de estilos en cascada. Intentan separar en un documento el estilo lógico (contiene los elementos a mostrar) del estilo físico (apariencia de los elementos) </text:p>
      <text:p text:style-name="P13"/>
      <text:p text:style-name="P14">El estilo lógico contendría elementos como por ejemplo: </text:p>
      <text:p text:style-name="P14"/>
      <text:p text:style-name="P14"><text:tab/>Párrafos, Cabeceras, Imágenes, Enlaces…</text:p>
      <text:p text:style-name="P14"/>
      <text:p text:style-name="P14">El estilo físico contendría elementos como: </text:p>
      <text:p text:style-name="P14"/>
      <text:p text:style-name="P14"><text:tab/>Tipos de letra, colores de fondo y de letra, tamaños, márgenes…</text:p>
      <text:p text:style-name="P14"/>
      <text:p text:style-name="P12">4.2 Reglas CSS</text:p>
      <text:p text:style-name="P12"/>
      <text:p text:style-name="P15">Las reglas CSS establecen las propiedades que se aplican a los elementos indicados. </text:p>
      <text:p text:style-name="P15"/>
      <text:p text:style-name="P15"><text:tab/>Selector {</text:p>
      <text:p text:style-name="P15"><text:tab/><text:tab/>propiedad1: valor1;</text:p>
      <text:p text:style-name="P15"><text:tab/><text:tab/>propiedad2: valor2;</text:p>
      <text:p text:style-name="P15"><text:tab/><text:tab/>……………..</text:p>
      <text:p text:style-name="P15"><text:tab/><text:tab/>propiedad3: valor3;</text:p>
      <text:p text:style-name="P15"><text:tab/><text:tab/>}</text:p>
      <text:p text:style-name="P4"/>
      <text:p text:style-name="P5">Donde el selector hace referencia a la etiqueta HTML a la que se aplica el estilo. </text:p>
      <text:p text:style-name="P5"/>
      <text:p text:style-name="P5">Propiedad: propiedad concreta del elemento que se quiere modificar (color, fuente, tamaño,… )</text:p>
      <text:p text:style-name="P5">Valor: valor que toma la propiedad. </text:p>
      <text:p text:style-name="P5"/>
      <text:p text:style-name="P6">Ej: </text:p>
      <text:p text:style-name="P6"><text:s text:c="4"/>p</text:p>
      <text:p text:style-name="P6"><text:s text:c="4"/>{</text:p>
      <text:p text:style-name="P6"><text:tab/> <text:s/>font-size: 50pt;</text:p>
      <text:p text:style-name="P6"><text:tab/> <text:s/>color: red;</text:p>
      <text:p text:style-name="P6"><text:tab/> <text:s/>font-family: verdana;</text:p>
      <text:p text:style-name="P6"/>
      <text:p text:style-name="P6"><text:s text:c="4"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4.2.1 Ubicación de las reglas.</text:p>
      <text:p text:style-name="P7"/>
      <text:p text:style-name="P7">Existen tres posibilidades: </text:p>
      <text:p text:style-name="P2">1. Aplicación directa en etiqueta mediante el atributo style del elemento HTML</text:p>
      <text:p text:style-name="P7">&lt;elemento style=”propiedad1:valor1;</text:p>
      <text:p text:style-name="P7"><text:tab/><text:tab/> <text:s text:c="5"/>propiedad2:valor2;</text:p>
      <text:p text:style-name="P7"><text:tab/><text:tab/> <text:s text:c="5"/>……………………”&gt;</text:p>
      <text:p text:style-name="P7">&lt;/elemento&gt;</text:p>
      <text:p text:style-name="P7"/>
      <text:p text:style-name="P3">2. Redefinición de etiquetas:</text:p>
      <text:p text:style-name="P8">Los selectores que se especifican en la regla se aplican a todo el documento. Para ello <text:s/>seleccionamos los elementos a los que queremos aplicar las reglas, en este caso se hace mediante </text:p>
      <text:p text:style-name="P8">&lt;style type =”text/css”&gt;</text:p>
      <text:p text:style-name="P8"><text:tab/>etiqueta</text:p>
      <text:p text:style-name="P8"/>
      <text:p text:style-name="P8"><text:tab/>{</text:p>
      <text:p text:style-name="P8"><text:tab/>propiedad 1: valor1</text:p>
      <text:p text:style-name="P8"><text:tab/>propiedad2:valor2;</text:p>
      <text:p text:style-name="P8"><text:tab/>}</text:p>
      <text:p text:style-name="P8"/>
      <text:p text:style-name="P8"><text:tab/>Etiqueta1, Etiqueta2</text:p>
      <text:p text:style-name="P8"/>
      <text:p text:style-name="P8"><text:tab/>{</text:p>
      <text:p text:style-name="P8"><text:tab/>propiedad1: valor1;</text:p>
      <text:p text:style-name="P8"><text:tab/>propiedad2: valor2;</text:p>
      <text:p text:style-name="P8"><text:tab/>}</text:p>
      <text:p text:style-name="P8">&lt;/style&gt;</text:p>
      <text:p text:style-name="P8"/>
      <text:p text:style-name="P23">3. Separar HTML de CSS:</text:p>
      <text:p text:style-name="P10">La definición de los elementos de CSS se realiza en un fichero distinto. Y se enlaza mediante </text:p>
      <text:p text:style-name="P10"><text:tab/>&lt;link rel =”stylesheet” TYPE=”text/css” </text:p>
      <text:p text:style-name="P10"><text:tab/>href=UbicaciónFiechero&gt;</text:p>
      <text:p text:style-name="P10"/>
      <text:p text:style-name="P10"/>
      <text:p text:style-name="P18">4.3 Aplicación de distintas reglas.</text:p>
      <text:p text:style-name="P17"/>
      <text:p text:style-name="P17">Las reglas CSS tienen un orden de prioridad que depende tanto de la ubicación como de los atributos posibles. </text:p>
      <text:p text:style-name="P17">La prioridad se aplica a los siguientes casos: </text:p>
      <text:p text:style-name="P17"/>
      <text:p text:style-name="P18">4.3.1 Prioridad según el orden de las reglas</text:p>
      <text:p text:style-name="P17">Cuando se especifican diferentes reglas con un selector tiene preferencia la última regla definida. </text:p>
      <text:p text:style-name="P17"/>
      <text:p text:style-name="P17">Ej: <text:s/>Fichero HTML → incluir 2 CSS</text:p>
      <text:p text:style-name="P17"><text:s text:c="7"/>Fichero HTML → &lt;Style&gt;</text:p>
      <text:p text:style-name="P17"><text:tab/><text:tab/><text:tab/> <text:s/>Incluir CSS</text:p>
      <text:p text:style-name="P17"/>
      <text:p text:style-name="P19">4.3.2 Prioridad según el atributo HTML y la regla CSS</text:p>
      <text:p text:style-name="P21"/>
      <text:p text:style-name="P21">Si se define una característica mediante un atributo HTMLy mediante una regla CSS, tendrá preferencia esta última</text:p>
      <text:p text:style-name="P21"/>
      <text:p text:style-name="P20"><text:soft-page-break/>4.3.3 Prioridad entre etiquetas HTML anidadas</text:p>
      <text:p text:style-name="P22"/>
      <text:p text:style-name="P22">Cuando se escriben etiquetas HTML en un documento suelen aparecer unas dentro de otras con cierto nivel de anidación: </text:p>
      <text:p text:style-name="P22"/>
      <text:p text:style-name="P22"><text:tab/>&lt;body&gt;</text:p>
      <text:p text:style-name="P22"><text:tab/><text:tab/>&lt;p&gt;</text:p>
      <text:p text:style-name="P22"><text:tab/><text:tab/><text:tab/>Hola&lt;B&gt; en negrita &lt;/b&gt; y ademas &lt;span&gt; un elemento &lt;/span&gt;</text:p>
      <text:p text:style-name="P22"><text:tab/><text:tab/>&lt;/p&gt;</text:p>
      <text:p text:style-name="P22"><text:tab/><text:tab/><text:span text:style-name="T1">&lt;span&gt; Otro elemento &lt;/span&gt;</text:span></text:p>
      <text:p text:style-name="P22"><text:tab/>&lt;/body&gt;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7:45.815692393</meta:creation-date>
    <meta:generator>LibreOffice/5.4.0.3$Linux_X86_64 LibreOffice_project/40m0$Build-3</meta:generator>
    <dc:date>2018-03-15T09:50:05.830181125</dc:date>
    <meta:editing-duration>PT35M39S</meta:editing-duration>
    <meta:editing-cycles>9</meta:editing-cycles>
    <meta:document-statistic meta:table-count="0" meta:image-count="0" meta:object-count="0" meta:page-count="3" meta:paragraph-count="68" meta:word-count="379" meta:character-count="2518" meta:non-whitespace-character-count="2105"/>
  </office:meta>
</office:document-meta>
</file>